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59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ock_calcs" table:style-name="ta1">
        <table:shapes>
          <draw:frame draw:z-index="0" draw:style-name="gr1" draw:text-style-name="P1" svg:width="597.29pt" svg:height="293.27pt" svg:x="63.86pt" svg:y="528.43pt">
            <loext:p draw:notify-on-update-of-ranges="clock_calcs.C8:clock_calcs.C38 clock_calcs.F8:clock_calcs.F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office:value-type="string" calcext:value-type="string">
            <text:p>This is all assuming quarter notes for now!</text:p>
          </table:table-cell>
          <table:table-cell table:style-name="ce6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1/([.B8]/60))*1000" office:value-type="float" office:value="857.142857142857" calcext:value-type="float">
            <text:p>857.1</text:p>
          </table:table-cell>
          <table:table-cell table:formula="of:=[.$C$4]/ (2*[.C8])" office:value-type="float" office:value="4.77866666666667" calcext:value-type="float">
            <text:p>4.779</text:p>
          </table:table-cell>
          <table:table-cell table:formula="of:=[.D8]*2" office:value-type="float" office:value="9.55733333333333" calcext:value-type="float">
            <text:p>9.557</text:p>
          </table:table-cell>
          <table:table-cell table:formula="of:=((([.E8]*1000)*(2^20))/[.$C$5])" office:value-type="float" office:value="313.174698666667" calcext:value-type="float">
            <text:p>313.175</text:p>
          </table:table-cell>
          <table:table-cell table:style-name="ce7" table:formula="of:=FLOOR(((([.E8]*1000)*(2^20))/[.$C$5]); 1; 0)" office:value-type="float" office:value="313" calcext:value-type="float">
            <text:p>313</text:p>
          </table:table-cell>
          <table:table-cell table:style-name="ce5" table:formula="of:=((([.$C$5] / 1000)*[.G8]) / (2^20))/2" office:value-type="float" office:value="4.7760009765625" calcext:value-type="float">
            <text:p>4.776</text:p>
          </table:table-cell>
          <table:table-cell table:style-name="ce5" table:formula="of:=(([.D8]-[.H8])/[.D8])*100" office:value-type="float" office:value="0.055783135550371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1/([.B9]/60))*1000" office:value-type="float" office:value="800" calcext:value-type="float">
            <text:p>800.0</text:p>
          </table:table-cell>
          <table:table-cell table:formula="of:=[.$C$4]/ (2*[.C9])" office:value-type="float" office:value="5.12" calcext:value-type="float">
            <text:p>5.120</text:p>
          </table:table-cell>
          <table:table-cell table:formula="of:=[.D9]*2" office:value-type="float" office:value="10.24" calcext:value-type="float">
            <text:p>10.240</text:p>
          </table:table-cell>
          <table:table-cell table:formula="of:=((([.E9]*1000)*(2^20))/[.$C$5])" office:value-type="float" office:value="335.54432" calcext:value-type="float">
            <text:p>335.544</text:p>
          </table:table-cell>
          <table:table-cell table:style-name="ce7" table:formula="of:=(([.E9]*1000)*(2^20))/[.$C$5]" office:value-type="float" office:value="335.54432" calcext:value-type="float">
            <text:p>336</text:p>
          </table:table-cell>
          <table:table-cell table:style-name="ce5" table:formula="of:=((([.$C$5] / 1000)*[.G9]) / (2^20))/2" office:value-type="float" office:value="5.12" calcext:value-type="float">
            <text:p>5.120</text:p>
          </table:table-cell>
          <table:table-cell table:style-name="ce5" table:formula="of:=(([.D9]-[.H9])/[.D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1/([.B10]/60))*1000" office:value-type="float" office:value="750" calcext:value-type="float">
            <text:p>750.0</text:p>
          </table:table-cell>
          <table:table-cell table:formula="of:=[.$C$4]/ (2*[.C10])" office:value-type="float" office:value="5.46133333333333" calcext:value-type="float">
            <text:p>5.461</text:p>
          </table:table-cell>
          <table:table-cell table:formula="of:=[.D10]*2" office:value-type="float" office:value="10.9226666666667" calcext:value-type="float">
            <text:p>10.923</text:p>
          </table:table-cell>
          <table:table-cell table:formula="of:=((([.E10]*1000)*(2^20))/[.$C$5])" office:value-type="float" office:value="357.913941333333" calcext:value-type="float">
            <text:p>357.914</text:p>
          </table:table-cell>
          <table:table-cell table:style-name="ce7" table:formula="of:=(([.E10]*1000)*(2^20))/[.$C$5]" office:value-type="float" office:value="357.913941333333" calcext:value-type="float">
            <text:p>358</text:p>
          </table:table-cell>
          <table:table-cell table:style-name="ce5" table:formula="of:=((([.$C$5] / 1000)*[.G10]) / (2^20))/2" office:value-type="float" office:value="5.46133333333333" calcext:value-type="float">
            <text:p>5.461</text:p>
          </table:table-cell>
          <table:table-cell table:style-name="ce5" table:formula="of:=(([.D10]-[.H10])/[.D1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1/([.B11]/60))*1000" office:value-type="float" office:value="705.882352941176" calcext:value-type="float">
            <text:p>705.9</text:p>
          </table:table-cell>
          <table:table-cell table:formula="of:=[.$C$4]/ (2*[.C11])" office:value-type="float" office:value="5.80266666666667" calcext:value-type="float">
            <text:p>5.803</text:p>
          </table:table-cell>
          <table:table-cell table:formula="of:=[.D11]*2" office:value-type="float" office:value="11.6053333333333" calcext:value-type="float">
            <text:p>11.605</text:p>
          </table:table-cell>
          <table:table-cell table:formula="of:=((([.E11]*1000)*(2^20))/[.$C$5])" office:value-type="float" office:value="380.283562666667" calcext:value-type="float">
            <text:p>380.284</text:p>
          </table:table-cell>
          <table:table-cell table:style-name="ce7" table:formula="of:=(([.E11]*1000)*(2^20))/[.$C$5]" office:value-type="float" office:value="380.283562666667" calcext:value-type="float">
            <text:p>380</text:p>
          </table:table-cell>
          <table:table-cell table:style-name="ce5" table:formula="of:=((([.$C$5] / 1000)*[.G11]) / (2^20))/2" office:value-type="float" office:value="5.80266666666667" calcext:value-type="float">
            <text:p>5.803</text:p>
          </table:table-cell>
          <table:table-cell table:style-name="ce5" table:formula="of:=(([.D11]-[.H11])/[.D1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1/([.B12]/60))*1000" office:value-type="float" office:value="666.666666666667" calcext:value-type="float">
            <text:p>666.7</text:p>
          </table:table-cell>
          <table:table-cell table:formula="of:=[.$C$4]/ (2*[.C12])" office:value-type="float" office:value="6.144" calcext:value-type="float">
            <text:p>6.144</text:p>
          </table:table-cell>
          <table:table-cell table:formula="of:=[.D12]*2" office:value-type="float" office:value="12.288" calcext:value-type="float">
            <text:p>12.288</text:p>
          </table:table-cell>
          <table:table-cell table:formula="of:=((([.E12]*1000)*(2^20))/[.$C$5])" office:value-type="float" office:value="402.653184" calcext:value-type="float">
            <text:p>402.653</text:p>
          </table:table-cell>
          <table:table-cell table:style-name="ce7" table:formula="of:=(([.E12]*1000)*(2^20))/[.$C$5]" office:value-type="float" office:value="402.653184" calcext:value-type="float">
            <text:p>403</text:p>
          </table:table-cell>
          <table:table-cell table:style-name="ce5" table:formula="of:=((([.$C$5] / 1000)*[.G12]) / (2^20))/2" office:value-type="float" office:value="6.144" calcext:value-type="float">
            <text:p>6.144</text:p>
          </table:table-cell>
          <table:table-cell table:style-name="ce5" table:formula="of:=(([.D12]-[.H12])/[.D1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1/([.B13]/60))*1000" office:value-type="float" office:value="631.578947368421" calcext:value-type="float">
            <text:p>631.6</text:p>
          </table:table-cell>
          <table:table-cell table:formula="of:=[.$C$4]/ (2*[.C13])" office:value-type="float" office:value="6.48533333333333" calcext:value-type="float">
            <text:p>6.485</text:p>
          </table:table-cell>
          <table:table-cell table:formula="of:=[.D13]*2" office:value-type="float" office:value="12.9706666666667" calcext:value-type="float">
            <text:p>12.971</text:p>
          </table:table-cell>
          <table:table-cell table:formula="of:=((([.E13]*1000)*(2^20))/[.$C$5])" office:value-type="float" office:value="425.022805333333" calcext:value-type="float">
            <text:p>425.023</text:p>
          </table:table-cell>
          <table:table-cell table:style-name="ce7" table:formula="of:=(([.E13]*1000)*(2^20))/[.$C$5]" office:value-type="float" office:value="425.022805333333" calcext:value-type="float">
            <text:p>425</text:p>
          </table:table-cell>
          <table:table-cell table:style-name="ce5" table:formula="of:=((([.$C$5] / 1000)*[.G13]) / (2^20))/2" office:value-type="float" office:value="6.48533333333333" calcext:value-type="float">
            <text:p>6.485</text:p>
          </table:table-cell>
          <table:table-cell table:style-name="ce5" table:formula="of:=(([.D13]-[.H13])/[.D1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1/([.B14]/60))*1000" office:value-type="float" office:value="600" calcext:value-type="float">
            <text:p>600.0</text:p>
          </table:table-cell>
          <table:table-cell table:formula="of:=[.$C$4]/ (2*[.C14])" office:value-type="float" office:value="6.82666666666667" calcext:value-type="float">
            <text:p>6.827</text:p>
          </table:table-cell>
          <table:table-cell table:formula="of:=[.D14]*2" office:value-type="float" office:value="13.6533333333333" calcext:value-type="float">
            <text:p>13.653</text:p>
          </table:table-cell>
          <table:table-cell table:formula="of:=((([.E14]*1000)*(2^20))/[.$C$5])" office:value-type="float" office:value="447.392426666667" calcext:value-type="float">
            <text:p>447.392</text:p>
          </table:table-cell>
          <table:table-cell table:style-name="ce7" table:formula="of:=(([.E14]*1000)*(2^20))/[.$C$5]" office:value-type="float" office:value="447.392426666667" calcext:value-type="float">
            <text:p>447</text:p>
          </table:table-cell>
          <table:table-cell table:style-name="ce5" table:formula="of:=((([.$C$5] / 1000)*[.G14]) / (2^20))/2" office:value-type="float" office:value="6.82666666666667" calcext:value-type="float">
            <text:p>6.827</text:p>
          </table:table-cell>
          <table:table-cell table:style-name="ce5" table:formula="of:=(([.D14]-[.H14])/[.D1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1/([.B15]/60))*1000" office:value-type="float" office:value="571.428571428571" calcext:value-type="float">
            <text:p>571.4</text:p>
          </table:table-cell>
          <table:table-cell table:formula="of:=[.$C$4]/ (2*[.C15])" office:value-type="float" office:value="7.168" calcext:value-type="float">
            <text:p>7.168</text:p>
          </table:table-cell>
          <table:table-cell table:formula="of:=[.D15]*2" office:value-type="float" office:value="14.336" calcext:value-type="float">
            <text:p>14.336</text:p>
          </table:table-cell>
          <table:table-cell table:formula="of:=((([.E15]*1000)*(2^20))/[.$C$5])" office:value-type="float" office:value="469.762048" calcext:value-type="float">
            <text:p>469.762</text:p>
          </table:table-cell>
          <table:table-cell table:style-name="ce7" table:formula="of:=(([.E15]*1000)*(2^20))/[.$C$5]" office:value-type="float" office:value="469.762048" calcext:value-type="float">
            <text:p>470</text:p>
          </table:table-cell>
          <table:table-cell table:style-name="ce5" table:formula="of:=((([.$C$5] / 1000)*[.G15]) / (2^20))/2" office:value-type="float" office:value="7.168" calcext:value-type="float">
            <text:p>7.168</text:p>
          </table:table-cell>
          <table:table-cell table:style-name="ce5" table:formula="of:=(([.D15]-[.H15])/[.D1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1/([.B16]/60))*1000" office:value-type="float" office:value="545.454545454546" calcext:value-type="float">
            <text:p>545.5</text:p>
          </table:table-cell>
          <table:table-cell table:formula="of:=[.$C$4]/ (2*[.C16])" office:value-type="float" office:value="7.50933333333333" calcext:value-type="float">
            <text:p>7.509</text:p>
          </table:table-cell>
          <table:table-cell table:formula="of:=[.D16]*2" office:value-type="float" office:value="15.0186666666667" calcext:value-type="float">
            <text:p>15.019</text:p>
          </table:table-cell>
          <table:table-cell table:formula="of:=((([.E16]*1000)*(2^20))/[.$C$5])" office:value-type="float" office:value="492.131669333333" calcext:value-type="float">
            <text:p>492.132</text:p>
          </table:table-cell>
          <table:table-cell table:style-name="ce7" table:formula="of:=(([.E16]*1000)*(2^20))/[.$C$5]" office:value-type="float" office:value="492.131669333333" calcext:value-type="float">
            <text:p>492</text:p>
          </table:table-cell>
          <table:table-cell table:style-name="ce5" table:formula="of:=((([.$C$5] / 1000)*[.G16]) / (2^20))/2" office:value-type="float" office:value="7.50933333333333" calcext:value-type="float">
            <text:p>7.509</text:p>
          </table:table-cell>
          <table:table-cell table:style-name="ce5" table:formula="of:=(([.D16]-[.H16])/[.D1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1/([.B17]/60))*1000" office:value-type="float" office:value="521.739130434783" calcext:value-type="float">
            <text:p>521.7</text:p>
          </table:table-cell>
          <table:table-cell table:formula="of:=[.$C$4]/ (2*[.C17])" office:value-type="float" office:value="7.85066666666667" calcext:value-type="float">
            <text:p>7.851</text:p>
          </table:table-cell>
          <table:table-cell table:formula="of:=[.D17]*2" office:value-type="float" office:value="15.7013333333333" calcext:value-type="float">
            <text:p>15.701</text:p>
          </table:table-cell>
          <table:table-cell table:formula="of:=((([.E17]*1000)*(2^20))/[.$C$5])" office:value-type="float" office:value="514.501290666667" calcext:value-type="float">
            <text:p>514.501</text:p>
          </table:table-cell>
          <table:table-cell table:style-name="ce7" table:formula="of:=(([.E17]*1000)*(2^20))/[.$C$5]" office:value-type="float" office:value="514.501290666667" calcext:value-type="float">
            <text:p>515</text:p>
          </table:table-cell>
          <table:table-cell table:style-name="ce5" table:formula="of:=((([.$C$5] / 1000)*[.G17]) / (2^20))/2" office:value-type="float" office:value="7.85066666666667" calcext:value-type="float">
            <text:p>7.851</text:p>
          </table:table-cell>
          <table:table-cell table:style-name="ce5" table:formula="of:=(([.D17]-[.H17])/[.D1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1/([.B18]/60))*1000" office:value-type="float" office:value="500" calcext:value-type="float">
            <text:p>500.0</text:p>
          </table:table-cell>
          <table:table-cell table:formula="of:=[.$C$4]/ (2*[.C18])" office:value-type="float" office:value="8.192" calcext:value-type="float">
            <text:p>8.192</text:p>
          </table:table-cell>
          <table:table-cell table:formula="of:=[.D18]*2" office:value-type="float" office:value="16.384" calcext:value-type="float">
            <text:p>16.384</text:p>
          </table:table-cell>
          <table:table-cell table:formula="of:=((([.E18]*1000)*(2^20))/[.$C$5])" office:value-type="float" office:value="536.870912" calcext:value-type="float">
            <text:p>536.871</text:p>
          </table:table-cell>
          <table:table-cell table:style-name="ce7" table:formula="of:=(([.E18]*1000)*(2^20))/[.$C$5]" office:value-type="float" office:value="536.870912" calcext:value-type="float">
            <text:p>537</text:p>
          </table:table-cell>
          <table:table-cell table:style-name="ce5" table:formula="of:=((([.$C$5] / 1000)*[.G18]) / (2^20))/2" office:value-type="float" office:value="8.192" calcext:value-type="float">
            <text:p>8.192</text:p>
          </table:table-cell>
          <table:table-cell table:style-name="ce5" table:formula="of:=(([.D18]-[.H18])/[.D1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1/([.B19]/60))*1000" office:value-type="float" office:value="480" calcext:value-type="float">
            <text:p>480.0</text:p>
          </table:table-cell>
          <table:table-cell table:formula="of:=[.$C$4]/ (2*[.C19])" office:value-type="float" office:value="8.53333333333333" calcext:value-type="float">
            <text:p>8.533</text:p>
          </table:table-cell>
          <table:table-cell table:formula="of:=[.D19]*2" office:value-type="float" office:value="17.0666666666667" calcext:value-type="float">
            <text:p>17.067</text:p>
          </table:table-cell>
          <table:table-cell table:formula="of:=((([.E19]*1000)*(2^20))/[.$C$5])" office:value-type="float" office:value="559.240533333333" calcext:value-type="float">
            <text:p>559.241</text:p>
          </table:table-cell>
          <table:table-cell table:style-name="ce7" table:formula="of:=(([.E19]*1000)*(2^20))/[.$C$5]" office:value-type="float" office:value="559.240533333333" calcext:value-type="float">
            <text:p>559</text:p>
          </table:table-cell>
          <table:table-cell table:style-name="ce5" table:formula="of:=((([.$C$5] / 1000)*[.G19]) / (2^20))/2" office:value-type="float" office:value="8.53333333333333" calcext:value-type="float">
            <text:p>8.533</text:p>
          </table:table-cell>
          <table:table-cell table:style-name="ce5" table:formula="of:=(([.D19]-[.H19])/[.D1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1/([.B20]/60))*1000" office:value-type="float" office:value="461.538461538462" calcext:value-type="float">
            <text:p>461.5</text:p>
          </table:table-cell>
          <table:table-cell table:formula="of:=[.$C$4]/ (2*[.C20])" office:value-type="float" office:value="8.87466666666667" calcext:value-type="float">
            <text:p>8.875</text:p>
          </table:table-cell>
          <table:table-cell table:formula="of:=[.D20]*2" office:value-type="float" office:value="17.7493333333333" calcext:value-type="float">
            <text:p>17.749</text:p>
          </table:table-cell>
          <table:table-cell table:formula="of:=((([.E20]*1000)*(2^20))/[.$C$5])" office:value-type="float" office:value="581.610154666667" calcext:value-type="float">
            <text:p>581.610</text:p>
          </table:table-cell>
          <table:table-cell table:style-name="ce7" table:formula="of:=(([.E20]*1000)*(2^20))/[.$C$5]" office:value-type="float" office:value="581.610154666667" calcext:value-type="float">
            <text:p>582</text:p>
          </table:table-cell>
          <table:table-cell table:style-name="ce5" table:formula="of:=((([.$C$5] / 1000)*[.G20]) / (2^20))/2" office:value-type="float" office:value="8.87466666666667" calcext:value-type="float">
            <text:p>8.875</text:p>
          </table:table-cell>
          <table:table-cell table:style-name="ce5" table:formula="of:=(([.D20]-[.H20])/[.D2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1/([.B21]/60))*1000" office:value-type="float" office:value="444.444444444444" calcext:value-type="float">
            <text:p>444.4</text:p>
          </table:table-cell>
          <table:table-cell table:formula="of:=[.$C$4]/ (2*[.C21])" office:value-type="float" office:value="9.216" calcext:value-type="float">
            <text:p>9.216</text:p>
          </table:table-cell>
          <table:table-cell table:formula="of:=[.D21]*2" office:value-type="float" office:value="18.432" calcext:value-type="float">
            <text:p>18.432</text:p>
          </table:table-cell>
          <table:table-cell table:formula="of:=((([.E21]*1000)*(2^20))/[.$C$5])" office:value-type="float" office:value="603.979776" calcext:value-type="float">
            <text:p>603.980</text:p>
          </table:table-cell>
          <table:table-cell table:style-name="ce7" table:formula="of:=(([.E21]*1000)*(2^20))/[.$C$5]" office:value-type="float" office:value="603.979776" calcext:value-type="float">
            <text:p>604</text:p>
          </table:table-cell>
          <table:table-cell table:style-name="ce5" table:formula="of:=((([.$C$5] / 1000)*[.G21]) / (2^20))/2" office:value-type="float" office:value="9.216" calcext:value-type="float">
            <text:p>9.216</text:p>
          </table:table-cell>
          <table:table-cell table:style-name="ce5" table:formula="of:=(([.D21]-[.H21])/[.D2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1/([.B22]/60))*1000" office:value-type="float" office:value="428.571428571429" calcext:value-type="float">
            <text:p>428.6</text:p>
          </table:table-cell>
          <table:table-cell table:formula="of:=[.$C$4]/ (2*[.C22])" office:value-type="float" office:value="9.55733333333333" calcext:value-type="float">
            <text:p>9.557</text:p>
          </table:table-cell>
          <table:table-cell table:formula="of:=[.D22]*2" office:value-type="float" office:value="19.1146666666667" calcext:value-type="float">
            <text:p>19.115</text:p>
          </table:table-cell>
          <table:table-cell table:formula="of:=((([.E22]*1000)*(2^20))/[.$C$5])" office:value-type="float" office:value="626.349397333333" calcext:value-type="float">
            <text:p>626.349</text:p>
          </table:table-cell>
          <table:table-cell table:style-name="ce7" table:formula="of:=(([.E22]*1000)*(2^20))/[.$C$5]" office:value-type="float" office:value="626.349397333333" calcext:value-type="float">
            <text:p>626</text:p>
          </table:table-cell>
          <table:table-cell table:style-name="ce5" table:formula="of:=((([.$C$5] / 1000)*[.G22]) / (2^20))/2" office:value-type="float" office:value="9.55733333333333" calcext:value-type="float">
            <text:p>9.557</text:p>
          </table:table-cell>
          <table:table-cell table:style-name="ce5" table:formula="of:=(([.D22]-[.H22])/[.D2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1/([.B23]/60))*1000" office:value-type="float" office:value="413.793103448276" calcext:value-type="float">
            <text:p>413.8</text:p>
          </table:table-cell>
          <table:table-cell table:formula="of:=[.$C$4]/ (2*[.C23])" office:value-type="float" office:value="9.89866666666667" calcext:value-type="float">
            <text:p>9.899</text:p>
          </table:table-cell>
          <table:table-cell table:formula="of:=[.D23]*2" office:value-type="float" office:value="19.7973333333333" calcext:value-type="float">
            <text:p>19.797</text:p>
          </table:table-cell>
          <table:table-cell table:formula="of:=((([.E23]*1000)*(2^20))/[.$C$5])" office:value-type="float" office:value="648.719018666667" calcext:value-type="float">
            <text:p>648.719</text:p>
          </table:table-cell>
          <table:table-cell table:style-name="ce7" table:formula="of:=(([.E23]*1000)*(2^20))/[.$C$5]" office:value-type="float" office:value="648.719018666667" calcext:value-type="float">
            <text:p>649</text:p>
          </table:table-cell>
          <table:table-cell table:style-name="ce5" table:formula="of:=((([.$C$5] / 1000)*[.G23]) / (2^20))/2" office:value-type="float" office:value="9.89866666666667" calcext:value-type="float">
            <text:p>9.899</text:p>
          </table:table-cell>
          <table:table-cell table:style-name="ce5" table:formula="of:=(([.D23]-[.H23])/[.D2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1/([.B24]/60))*1000" office:value-type="float" office:value="400" calcext:value-type="float">
            <text:p>400.0</text:p>
          </table:table-cell>
          <table:table-cell table:formula="of:=[.$C$4]/ (2*[.C24])" office:value-type="float" office:value="10.24" calcext:value-type="float">
            <text:p>10.240</text:p>
          </table:table-cell>
          <table:table-cell table:formula="of:=[.D24]*2" office:value-type="float" office:value="20.48" calcext:value-type="float">
            <text:p>20.480</text:p>
          </table:table-cell>
          <table:table-cell table:formula="of:=((([.E24]*1000)*(2^20))/[.$C$5])" office:value-type="float" office:value="671.08864" calcext:value-type="float">
            <text:p>671.089</text:p>
          </table:table-cell>
          <table:table-cell table:style-name="ce7" table:formula="of:=(([.E24]*1000)*(2^20))/[.$C$5]" office:value-type="float" office:value="671.08864" calcext:value-type="float">
            <text:p>671</text:p>
          </table:table-cell>
          <table:table-cell table:style-name="ce5" table:formula="of:=((([.$C$5] / 1000)*[.G24]) / (2^20))/2" office:value-type="float" office:value="10.24" calcext:value-type="float">
            <text:p>10.240</text:p>
          </table:table-cell>
          <table:table-cell table:style-name="ce5" table:formula="of:=(([.D24]-[.H24])/[.D2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1/([.B25]/60))*1000" office:value-type="float" office:value="387.096774193548" calcext:value-type="float">
            <text:p>387.1</text:p>
          </table:table-cell>
          <table:table-cell table:formula="of:=[.$C$4]/ (2*[.C25])" office:value-type="float" office:value="10.5813333333333" calcext:value-type="float">
            <text:p>10.581</text:p>
          </table:table-cell>
          <table:table-cell table:formula="of:=[.D25]*2" office:value-type="float" office:value="21.1626666666667" calcext:value-type="float">
            <text:p>21.163</text:p>
          </table:table-cell>
          <table:table-cell table:formula="of:=((([.E25]*1000)*(2^20))/[.$C$5])" office:value-type="float" office:value="693.458261333333" calcext:value-type="float">
            <text:p>693.458</text:p>
          </table:table-cell>
          <table:table-cell table:style-name="ce7" table:formula="of:=(([.E25]*1000)*(2^20))/[.$C$5]" office:value-type="float" office:value="693.458261333333" calcext:value-type="float">
            <text:p>693</text:p>
          </table:table-cell>
          <table:table-cell table:style-name="ce5" table:formula="of:=((([.$C$5] / 1000)*[.G25]) / (2^20))/2" office:value-type="float" office:value="10.5813333333333" calcext:value-type="float">
            <text:p>10.581</text:p>
          </table:table-cell>
          <table:table-cell table:style-name="ce5" table:formula="of:=(([.D25]-[.H25])/[.D2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1/([.B26]/60))*1000" office:value-type="float" office:value="375" calcext:value-type="float">
            <text:p>375.0</text:p>
          </table:table-cell>
          <table:table-cell table:formula="of:=[.$C$4]/ (2*[.C26])" office:value-type="float" office:value="10.9226666666667" calcext:value-type="float">
            <text:p>10.923</text:p>
          </table:table-cell>
          <table:table-cell table:formula="of:=[.D26]*2" office:value-type="float" office:value="21.8453333333333" calcext:value-type="float">
            <text:p>21.845</text:p>
          </table:table-cell>
          <table:table-cell table:formula="of:=((([.E26]*1000)*(2^20))/[.$C$5])" office:value-type="float" office:value="715.827882666667" calcext:value-type="float">
            <text:p>715.828</text:p>
          </table:table-cell>
          <table:table-cell table:style-name="ce7" table:formula="of:=(([.E26]*1000)*(2^20))/[.$C$5]" office:value-type="float" office:value="715.827882666667" calcext:value-type="float">
            <text:p>716</text:p>
          </table:table-cell>
          <table:table-cell table:style-name="ce5" table:formula="of:=((([.$C$5] / 1000)*[.G26]) / (2^20))/2" office:value-type="float" office:value="10.9226666666667" calcext:value-type="float">
            <text:p>10.923</text:p>
          </table:table-cell>
          <table:table-cell table:style-name="ce5" table:formula="of:=(([.D26]-[.H26])/[.D2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1/([.B27]/60))*1000" office:value-type="float" office:value="363.636363636364" calcext:value-type="float">
            <text:p>363.6</text:p>
          </table:table-cell>
          <table:table-cell table:formula="of:=[.$C$4]/ (2*[.C27])" office:value-type="float" office:value="11.264" calcext:value-type="float">
            <text:p>11.264</text:p>
          </table:table-cell>
          <table:table-cell table:formula="of:=[.D27]*2" office:value-type="float" office:value="22.528" calcext:value-type="float">
            <text:p>22.528</text:p>
          </table:table-cell>
          <table:table-cell table:formula="of:=((([.E27]*1000)*(2^20))/[.$C$5])" office:value-type="float" office:value="738.197504" calcext:value-type="float">
            <text:p>738.198</text:p>
          </table:table-cell>
          <table:table-cell table:style-name="ce7" table:formula="of:=(([.E27]*1000)*(2^20))/[.$C$5]" office:value-type="float" office:value="738.197504" calcext:value-type="float">
            <text:p>738</text:p>
          </table:table-cell>
          <table:table-cell table:style-name="ce5" table:formula="of:=((([.$C$5] / 1000)*[.G27]) / (2^20))/2" office:value-type="float" office:value="11.264" calcext:value-type="float">
            <text:p>11.264</text:p>
          </table:table-cell>
          <table:table-cell table:style-name="ce5" table:formula="of:=(([.D27]-[.H27])/[.D2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1/([.B28]/60))*1000" office:value-type="float" office:value="352.941176470588" calcext:value-type="float">
            <text:p>352.9</text:p>
          </table:table-cell>
          <table:table-cell table:formula="of:=[.$C$4]/ (2*[.C28])" office:value-type="float" office:value="11.6053333333333" calcext:value-type="float">
            <text:p>11.605</text:p>
          </table:table-cell>
          <table:table-cell table:formula="of:=[.D28]*2" office:value-type="float" office:value="23.2106666666667" calcext:value-type="float">
            <text:p>23.211</text:p>
          </table:table-cell>
          <table:table-cell table:formula="of:=((([.E28]*1000)*(2^20))/[.$C$5])" office:value-type="float" office:value="760.567125333334" calcext:value-type="float">
            <text:p>760.567</text:p>
          </table:table-cell>
          <table:table-cell table:style-name="ce7" table:formula="of:=(([.E28]*1000)*(2^20))/[.$C$5]" office:value-type="float" office:value="760.567125333334" calcext:value-type="float">
            <text:p>761</text:p>
          </table:table-cell>
          <table:table-cell table:style-name="ce5" table:formula="of:=((([.$C$5] / 1000)*[.G28]) / (2^20))/2" office:value-type="float" office:value="11.6053333333333" calcext:value-type="float">
            <text:p>11.605</text:p>
          </table:table-cell>
          <table:table-cell table:style-name="ce5" table:formula="of:=(([.D28]-[.H28])/[.D2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1/([.B29]/60))*1000" office:value-type="float" office:value="342.857142857143" calcext:value-type="float">
            <text:p>342.9</text:p>
          </table:table-cell>
          <table:table-cell table:formula="of:=[.$C$4]/ (2*[.C29])" office:value-type="float" office:value="11.9466666666667" calcext:value-type="float">
            <text:p>11.947</text:p>
          </table:table-cell>
          <table:table-cell table:formula="of:=[.D29]*2" office:value-type="float" office:value="23.8933333333333" calcext:value-type="float">
            <text:p>23.893</text:p>
          </table:table-cell>
          <table:table-cell table:formula="of:=((([.E29]*1000)*(2^20))/[.$C$5])" office:value-type="float" office:value="782.936746666667" calcext:value-type="float">
            <text:p>782.937</text:p>
          </table:table-cell>
          <table:table-cell table:style-name="ce7" table:formula="of:=(([.E29]*1000)*(2^20))/[.$C$5]" office:value-type="float" office:value="782.936746666667" calcext:value-type="float">
            <text:p>783</text:p>
          </table:table-cell>
          <table:table-cell table:style-name="ce5" table:formula="of:=((([.$C$5] / 1000)*[.G29]) / (2^20))/2" office:value-type="float" office:value="11.9466666666667" calcext:value-type="float">
            <text:p>11.947</text:p>
          </table:table-cell>
          <table:table-cell table:style-name="ce5" table:formula="of:=(([.D29]-[.H29])/[.D2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1/([.B30]/60))*1000" office:value-type="float" office:value="333.333333333333" calcext:value-type="float">
            <text:p>333.3</text:p>
          </table:table-cell>
          <table:table-cell table:formula="of:=[.$C$4]/ (2*[.C30])" office:value-type="float" office:value="12.288" calcext:value-type="float">
            <text:p>12.288</text:p>
          </table:table-cell>
          <table:table-cell table:formula="of:=[.D30]*2" office:value-type="float" office:value="24.576" calcext:value-type="float">
            <text:p>24.576</text:p>
          </table:table-cell>
          <table:table-cell table:formula="of:=((([.E30]*1000)*(2^20))/[.$C$5])" office:value-type="float" office:value="805.306368" calcext:value-type="float">
            <text:p>805.306</text:p>
          </table:table-cell>
          <table:table-cell table:style-name="ce7" table:formula="of:=(([.E30]*1000)*(2^20))/[.$C$5]" office:value-type="float" office:value="805.306368" calcext:value-type="float">
            <text:p>805</text:p>
          </table:table-cell>
          <table:table-cell table:style-name="ce5" table:formula="of:=((([.$C$5] / 1000)*[.G30]) / (2^20))/2" office:value-type="float" office:value="12.288" calcext:value-type="float">
            <text:p>12.288</text:p>
          </table:table-cell>
          <table:table-cell table:style-name="ce5" table:formula="of:=(([.D30]-[.H30])/[.D3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1/([.B31]/60))*1000" office:value-type="float" office:value="324.324324324324" calcext:value-type="float">
            <text:p>324.3</text:p>
          </table:table-cell>
          <table:table-cell table:formula="of:=[.$C$4]/ (2*[.C31])" office:value-type="float" office:value="12.6293333333333" calcext:value-type="float">
            <text:p>12.629</text:p>
          </table:table-cell>
          <table:table-cell table:formula="of:=[.D31]*2" office:value-type="float" office:value="25.2586666666667" calcext:value-type="float">
            <text:p>25.259</text:p>
          </table:table-cell>
          <table:table-cell table:formula="of:=((([.E31]*1000)*(2^20))/[.$C$5])" office:value-type="float" office:value="827.675989333333" calcext:value-type="float">
            <text:p>827.676</text:p>
          </table:table-cell>
          <table:table-cell table:style-name="ce7" table:formula="of:=(([.E31]*1000)*(2^20))/[.$C$5]" office:value-type="float" office:value="827.675989333333" calcext:value-type="float">
            <text:p>828</text:p>
          </table:table-cell>
          <table:table-cell table:style-name="ce5" table:formula="of:=((([.$C$5] / 1000)*[.G31]) / (2^20))/2" office:value-type="float" office:value="12.6293333333333" calcext:value-type="float">
            <text:p>12.629</text:p>
          </table:table-cell>
          <table:table-cell table:style-name="ce5" table:formula="of:=(([.D31]-[.H31])/[.D3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1/([.B32]/60))*1000" office:value-type="float" office:value="315.789473684211" calcext:value-type="float">
            <text:p>315.8</text:p>
          </table:table-cell>
          <table:table-cell table:formula="of:=[.$C$4]/ (2*[.C32])" office:value-type="float" office:value="12.9706666666667" calcext:value-type="float">
            <text:p>12.971</text:p>
          </table:table-cell>
          <table:table-cell table:formula="of:=[.D32]*2" office:value-type="float" office:value="25.9413333333333" calcext:value-type="float">
            <text:p>25.941</text:p>
          </table:table-cell>
          <table:table-cell table:formula="of:=((([.E32]*1000)*(2^20))/[.$C$5])" office:value-type="float" office:value="850.045610666667" calcext:value-type="float">
            <text:p>850.046</text:p>
          </table:table-cell>
          <table:table-cell table:style-name="ce7" table:formula="of:=(([.E32]*1000)*(2^20))/[.$C$5]" office:value-type="float" office:value="850.045610666667" calcext:value-type="float">
            <text:p>850</text:p>
          </table:table-cell>
          <table:table-cell table:style-name="ce5" table:formula="of:=((([.$C$5] / 1000)*[.G32]) / (2^20))/2" office:value-type="float" office:value="12.9706666666667" calcext:value-type="float">
            <text:p>12.971</text:p>
          </table:table-cell>
          <table:table-cell table:style-name="ce5" table:formula="of:=(([.D32]-[.H32])/[.D3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1/([.B33]/60))*1000" office:value-type="float" office:value="307.692307692308" calcext:value-type="float">
            <text:p>307.7</text:p>
          </table:table-cell>
          <table:table-cell table:formula="of:=[.$C$4]/ (2*[.C33])" office:value-type="float" office:value="13.312" calcext:value-type="float">
            <text:p>13.312</text:p>
          </table:table-cell>
          <table:table-cell table:formula="of:=[.D33]*2" office:value-type="float" office:value="26.624" calcext:value-type="float">
            <text:p>26.624</text:p>
          </table:table-cell>
          <table:table-cell table:formula="of:=((([.E33]*1000)*(2^20))/[.$C$5])" office:value-type="float" office:value="872.415232" calcext:value-type="float">
            <text:p>872.415</text:p>
          </table:table-cell>
          <table:table-cell table:style-name="ce7" table:formula="of:=(([.E33]*1000)*(2^20))/[.$C$5]" office:value-type="float" office:value="872.415232" calcext:value-type="float">
            <text:p>872</text:p>
          </table:table-cell>
          <table:table-cell table:style-name="ce5" table:formula="of:=((([.$C$5] / 1000)*[.G33]) / (2^20))/2" office:value-type="float" office:value="13.312" calcext:value-type="float">
            <text:p>13.312</text:p>
          </table:table-cell>
          <table:table-cell table:style-name="ce5" table:formula="of:=(([.D33]-[.H33])/[.D3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1/([.B34]/60))*1000" office:value-type="float" office:value="300" calcext:value-type="float">
            <text:p>300.0</text:p>
          </table:table-cell>
          <table:table-cell table:formula="of:=[.$C$4]/ (2*[.C34])" office:value-type="float" office:value="13.6533333333333" calcext:value-type="float">
            <text:p>13.653</text:p>
          </table:table-cell>
          <table:table-cell table:formula="of:=[.D34]*2" office:value-type="float" office:value="27.3066666666667" calcext:value-type="float">
            <text:p>27.307</text:p>
          </table:table-cell>
          <table:table-cell table:formula="of:=((([.E34]*1000)*(2^20))/[.$C$5])" office:value-type="float" office:value="894.784853333333" calcext:value-type="float">
            <text:p>894.785</text:p>
          </table:table-cell>
          <table:table-cell table:style-name="ce7" table:formula="of:=(([.E34]*1000)*(2^20))/[.$C$5]" office:value-type="float" office:value="894.784853333333" calcext:value-type="float">
            <text:p>895</text:p>
          </table:table-cell>
          <table:table-cell table:style-name="ce5" table:formula="of:=((([.$C$5] / 1000)*[.G34]) / (2^20))/2" office:value-type="float" office:value="13.6533333333333" calcext:value-type="float">
            <text:p>13.653</text:p>
          </table:table-cell>
          <table:table-cell table:style-name="ce5" table:formula="of:=(([.D34]-[.H34])/[.D3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1/([.B35]/60))*1000" office:value-type="float" office:value="292.682926829268" calcext:value-type="float">
            <text:p>292.7</text:p>
          </table:table-cell>
          <table:table-cell table:formula="of:=[.$C$4]/ (2*[.C35])" office:value-type="float" office:value="13.9946666666667" calcext:value-type="float">
            <text:p>13.995</text:p>
          </table:table-cell>
          <table:table-cell table:formula="of:=[.D35]*2" office:value-type="float" office:value="27.9893333333333" calcext:value-type="float">
            <text:p>27.989</text:p>
          </table:table-cell>
          <table:table-cell table:formula="of:=((([.E35]*1000)*(2^20))/[.$C$5])" office:value-type="float" office:value="917.154474666667" calcext:value-type="float">
            <text:p>917.154</text:p>
          </table:table-cell>
          <table:table-cell table:style-name="ce7" table:formula="of:=(([.E35]*1000)*(2^20))/[.$C$5]" office:value-type="float" office:value="917.154474666667" calcext:value-type="float">
            <text:p>917</text:p>
          </table:table-cell>
          <table:table-cell table:style-name="ce5" table:formula="of:=((([.$C$5] / 1000)*[.G35]) / (2^20))/2" office:value-type="float" office:value="13.9946666666667" calcext:value-type="float">
            <text:p>13.995</text:p>
          </table:table-cell>
          <table:table-cell table:style-name="ce5" table:formula="of:=(([.D35]-[.H35])/[.D3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1/([.B36]/60))*1000" office:value-type="float" office:value="285.714285714286" calcext:value-type="float">
            <text:p>285.7</text:p>
          </table:table-cell>
          <table:table-cell table:formula="of:=[.$C$4]/ (2*[.C36])" office:value-type="float" office:value="14.336" calcext:value-type="float">
            <text:p>14.336</text:p>
          </table:table-cell>
          <table:table-cell table:formula="of:=[.D36]*2" office:value-type="float" office:value="28.672" calcext:value-type="float">
            <text:p>28.672</text:p>
          </table:table-cell>
          <table:table-cell table:formula="of:=((([.E36]*1000)*(2^20))/[.$C$5])" office:value-type="float" office:value="939.524096" calcext:value-type="float">
            <text:p>939.524</text:p>
          </table:table-cell>
          <table:table-cell table:style-name="ce7" table:formula="of:=(([.E36]*1000)*(2^20))/[.$C$5]" office:value-type="float" office:value="939.524096" calcext:value-type="float">
            <text:p>940</text:p>
          </table:table-cell>
          <table:table-cell table:style-name="ce5" table:formula="of:=((([.$C$5] / 1000)*[.G36]) / (2^20))/2" office:value-type="float" office:value="14.336" calcext:value-type="float">
            <text:p>14.336</text:p>
          </table:table-cell>
          <table:table-cell table:style-name="ce5" table:formula="of:=(([.D36]-[.H36])/[.D3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1/([.B37]/60))*1000" office:value-type="float" office:value="279.06976744186" calcext:value-type="float">
            <text:p>279.1</text:p>
          </table:table-cell>
          <table:table-cell table:formula="of:=[.$C$4]/ (2*[.C37])" office:value-type="float" office:value="14.6773333333333" calcext:value-type="float">
            <text:p>14.677</text:p>
          </table:table-cell>
          <table:table-cell table:formula="of:=[.D37]*2" office:value-type="float" office:value="29.3546666666667" calcext:value-type="float">
            <text:p>29.355</text:p>
          </table:table-cell>
          <table:table-cell table:formula="of:=((([.E37]*1000)*(2^20))/[.$C$5])" office:value-type="float" office:value="961.893717333333" calcext:value-type="float">
            <text:p>961.894</text:p>
          </table:table-cell>
          <table:table-cell table:style-name="ce7" table:formula="of:=(([.E37]*1000)*(2^20))/[.$C$5]" office:value-type="float" office:value="961.893717333333" calcext:value-type="float">
            <text:p>962</text:p>
          </table:table-cell>
          <table:table-cell table:style-name="ce5" table:formula="of:=((([.$C$5] / 1000)*[.G37]) / (2^20))/2" office:value-type="float" office:value="14.6773333333333" calcext:value-type="float">
            <text:p>14.677</text:p>
          </table:table-cell>
          <table:table-cell table:style-name="ce5" table:formula="of:=(([.D37]-[.H37])/[.D3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1/([.B38]/60))*1000" office:value-type="float" office:value="272.727272727273" calcext:value-type="float">
            <text:p>272.7</text:p>
          </table:table-cell>
          <table:table-cell table:formula="of:=[.$C$4]/ (2*[.C38])" office:value-type="float" office:value="15.0186666666667" calcext:value-type="float">
            <text:p>15.019</text:p>
          </table:table-cell>
          <table:table-cell table:formula="of:=[.D38]*2" office:value-type="float" office:value="30.0373333333333" calcext:value-type="float">
            <text:p>30.037</text:p>
          </table:table-cell>
          <table:table-cell table:formula="of:=((([.E38]*1000)*(2^20))/[.$C$5])" office:value-type="float" office:value="984.263338666667" calcext:value-type="float">
            <text:p>984.263</text:p>
          </table:table-cell>
          <table:table-cell table:style-name="ce7" table:formula="of:=(([.E38]*1000)*(2^20))/[.$C$5]" office:value-type="float" office:value="984.263338666667" calcext:value-type="float">
            <text:p>984</text:p>
          </table:table-cell>
          <table:table-cell table:style-name="ce5" table:formula="of:=((([.$C$5] / 1000)*[.G38]) / (2^20))/2" office:value-type="float" office:value="15.0186666666667" calcext:value-type="float">
            <text:p>15.019</text:p>
          </table:table-cell>
          <table:table-cell table:style-name="ce5" table:formula="of:=(([.D38]-[.H38])/[.D38])*100" office:value-type="float" office:value="0" calcext:value-type="float">
            <text:p>0.000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00/00/0000</text:date>, <text:time style:data-style-name="N2" text:time-value="18:14:11.013379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57:08.098121213</meta:creation-date>
    <meta:generator>LibreOffice/5.2.7.2$Linux_X86_64 LibreOffice_project/20m0$Build-2</meta:generator>
    <dc:date>2020-07-17T18:17:15.249744355</dc:date>
    <meta:editing-duration>PT3H4M25S</meta:editing-duration>
    <meta:editing-cycles>24</meta:editing-cycles>
    <meta:document-statistic meta:table-count="1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72cm" svg:height="10.347cm" xlink:href=".." xlink:type="simple" chart:class="chart:scatter" chart:style-name="ch1">
        <chart:legend svg:x="-0.001cm" svg:y="0cm" style:legend-expansion="custom" chartooo:width="21.072cm" chartooo:height="10.347cm" style:legend-expansion-aspect-ratio="2.03653232821108" chart:style-name="ch2"/>
        <chart:plot-area chart:style-name="ch3" table:cell-range-address="clock_calcs.C8:clock_calcs.C38 clock_calcs.F8:clock_calcs.F38" svg:x="1.432cm" svg:y="0.206cm" svg:width="19.219cm" svg:height="8.954cm">
          <chartooo:coordinate-region svg:x="2.9cm" svg:y="0.406cm" svg:width="17.142cm" svg:height="8.107cm"/>
          <chart:axis chart:dimension="x" chart:name="primary-x" chart:style-name="ch4">
            <chart:title svg:x="9.859cm" svg:y="9.366cm" chart:style-name="ch5">
              <text:p>Delay Time [ms]</text:p>
            </chart:title>
          </chart:axis>
          <chart:axis chart:dimension="y" chart:name="primary-y" chart:style-name="ch6">
            <chart:title svg:x="0.451cm" svg:y="6.288cm" chart:style-name="ch7">
              <text:p>NCO increment value</text:p>
            </chart:title>
            <chart:grid chart:style-name="ch8" chart:class="major"/>
          </chart:axis>
          <chart:series chart:style-name="ch9" chart:values-cell-range-address="clock_calcs.F8:clock_calcs.F38" chart:class="chart:scatter">
            <chart:domain table:cell-range-address="clock_calcs.C8:clock_calcs.C38"/>
            <chart:regression-curve chart:style-name="ch10">
              <chart:equation chart:display-equation="true" chart:display-r-square="false" svg:x="7.436cm" svg:y="1.862cm"/>
            </chart:regression-curve>
            <chart:data-point chart:repeated="16"/>
            <chart:data-point chart:style-name="ch11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7.142857142857">
                <text:p>857.142857142857</text:p>
                <draw:g>
                  <svg:desc>clock_calcs.C8:clock_calcs.C38</svg:desc>
                </draw:g>
              </table:table-cell>
              <table:table-cell office:value-type="float" office:value="313.174698666667">
                <text:p>313.174698666667</text:p>
                <draw:g>
                  <svg:desc>clock_calcs.F8:clock_calcs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335.54432">
                <text:p>335.54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357.913941333333">
                <text:p>357.913941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5.882352941176">
                <text:p>705.882352941176</text:p>
              </table:table-cell>
              <table:table-cell office:value-type="float" office:value="380.283562666667">
                <text:p>380.283562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402.653184">
                <text:p>402.653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1.578947368421">
                <text:p>631.578947368421</text:p>
              </table:table-cell>
              <table:table-cell office:value-type="float" office:value="425.022805333333">
                <text:p>425.022805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447.392426666667">
                <text:p>447.39242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1.428571428571">
                <text:p>571.428571428571</text:p>
              </table:table-cell>
              <table:table-cell office:value-type="float" office:value="469.762048">
                <text:p>469.762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492.131669333333">
                <text:p>492.131669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514.501290666667">
                <text:p>514.501290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36.870912">
                <text:p>536.870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559.240533333333">
                <text:p>559.2405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1.538461538462">
                <text:p>461.538461538462</text:p>
              </table:table-cell>
              <table:table-cell office:value-type="float" office:value="581.610154666667">
                <text:p>581.610154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603.979776">
                <text:p>603.9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626.349397333333">
                <text:p>626.349397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3.793103448276">
                <text:p>413.793103448276</text:p>
              </table:table-cell>
              <table:table-cell office:value-type="float" office:value="648.719018666667">
                <text:p>648.719018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671.08864">
                <text:p>671.08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693.458261333333">
                <text:p>693.458261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5">
                <text:p>375</text:p>
              </table:table-cell>
              <table:table-cell office:value-type="float" office:value="715.827882666667">
                <text:p>715.827882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738.197504">
                <text:p>738.197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760.567125333334">
                <text:p>760.567125333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782.936746666667">
                <text:p>782.93674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805.306368">
                <text:p>805.306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827.675989333333">
                <text:p>827.675989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.789473684211">
                <text:p>315.789473684211</text:p>
              </table:table-cell>
              <table:table-cell office:value-type="float" office:value="850.045610666667">
                <text:p>850.045610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7.692307692308">
                <text:p>307.692307692308</text:p>
              </table:table-cell>
              <table:table-cell office:value-type="float" office:value="872.415232">
                <text:p>872.415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">
                <text:p>300</text:p>
              </table:table-cell>
              <table:table-cell office:value-type="float" office:value="894.784853333333">
                <text:p>894.78485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2.682926829268">
                <text:p>292.682926829268</text:p>
              </table:table-cell>
              <table:table-cell office:value-type="float" office:value="917.154474666667">
                <text:p>917.154474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939.524096">
                <text:p>939.524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.06976744186">
                <text:p>279.06976744186</text:p>
              </table:table-cell>
              <table:table-cell office:value-type="float" office:value="961.893717333333">
                <text:p>961.893717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.727272727273">
                <text:p>272.727272727273</text:p>
              </table:table-cell>
              <table:table-cell office:value-type="float" office:value="984.263338666667">
                <text:p>984.263338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